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71cm" svg:stroke-color="#000000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461cm" fo:min-width="5.435cm" fo:padding-top="0.125cm" fo:padding-bottom="0.125cm" fo:padding-left="0.25cm" fo:padding-right="0.25cm" fo:wrap-option="no-wrap"/>
    </style:style>
    <style:style style:name="gr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5.533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6.729cm" fo:min-width="49.078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3.833cm" fo:min-width="7.701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061cm" fo:min-width="7.334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933cm" fo:min-width="6.901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svg:stroke-color="#000000" draw:fill-color="#000000" draw:textarea-vertical-align="middle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84cm" fo:min-width="0.4cm"/>
    </style:style>
    <style:style style:name="gr2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3.633cm" fo:min-width="6.601cm" fo:padding-top="0.125cm" fo:padding-bottom="0.125cm" fo:padding-left="0.25cm" fo:padding-right="0.25cm" fo:wrap-option="no-wrap"/>
    </style:style>
    <style:style style:name="gr2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251cm" fo:min-width="5.401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251cm" fo:min-width="6.601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svg:stroke-color="#000000" draw:marker-start="Square" draw:marker-start-width="0.3cm" draw:marker-end="Arrow" draw:marker-end-width="0.3cm" draw:textarea-vertical-align="middle"/>
    </style:style>
    <style:style style:name="gr32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519cm" fo:min-width="3.801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1.951cm" fo:min-width="4.401cm" fo:padding-top="0.125cm" fo:padding-bottom="0.125cm" fo:padding-left="0.25cm" fo:padding-right="0.25cm" fo:wrap-option="no-wrap"/>
    </style:style>
    <style:style style:name="gr3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7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20.7000007629395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.7000007629395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3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0.7000007629395pt" fo:letter-spacing="normal" fo:font-style="normal" style:text-underline-style="none" fo:font-weight="normal" style:font-name-asian="DejaVu Sans3" style:font-size-asian="20.7000007629395pt" style:font-style-asian="normal" style:font-weight-asian="normal" style:font-name-complex="DejaVu Sans3" style:font-size-complex="20.700000762939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11.002cm" svg:height="2.077cm" svg:x="0.193cm" svg:y="2.222cm">
          <text:p text:style-name="P1"><text:span text:style-name="T1">Class Diagram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CustomShape 2" draw:style-name="gr2" draw:text-style-name="P4" xml:id="id5" draw:id="id5" draw:layer="layout" svg:width="7.013cm" svg:height="4.98cm" svg:x="41.8cm" svg:y="8.02cm">
          <text:p text:style-name="P1"><text:span text:style-name="T2">Search handler</text:span></text:p>
          <text:p text:style-name="P1"><text:span text:style-name="T3"/></text:p>
          <text:p text:style-name="P3"><text:span text:style-name="T4">+ Phrase</text:span></text:p>
          <text:p text:style-name="P3"><text:span text:style-name="T4"># Date_from</text:span></text:p>
          <text:p text:style-name="P3"><text:span text:style-name="T4"># Date_to</text:span></text:p>
          <text:p text:style-name="P3"><text:span text:style-name="T4"># documentID</text:span></text:p>
          <text:p text:style-name="P3"><text:span text:style-name="T4"># Page: 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xml:id="id3" draw:id="id3" draw:layer="layout" svg:width="5.934cm" svg:height="4.71cm" svg:x="17.365cm" svg:y="12.69cm">
          <text:p text:style-name="P1"><text:span text:style-name="T2">View</text:span></text:p>
          <text:p text:style-name="P1"><text:span text:style-name="T4"/></text:p>
          <text:p text:style-name="P3"><text:span text:style-name="T4">+ documentID</text:span></text:p>
          <text:p text:style-name="P3"><text:span text:style-name="T4">+ Transcription</text:span></text:p>
          <text:p text:style-name="P3"><text:span text:style-name="T4">+ Image</text:span></text:p>
          <text:p text:style-name="P3"><text:span text:style-name="T4"># Date</text:span></text:p>
          <text:p text:style-name="P3"><text:span text:style-name="T4"># Page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xml:id="id1" draw:id="id1" draw:layer="layout" svg:width="9.332cm" svg:height="4.289cm" svg:x="26.968cm" svg:y="11.3cm">
          <text:p text:style-name="P1"><text:span text:style-name="T2">Download Docs</text:span></text:p>
          <text:p text:style-name="P1"><text:span text:style-name="T4"/></text:p>
          <text:p text:style-name="P3"><text:span text:style-name="T4">+ documentID</text:span></text:p>
          <text:p text:style-name="P3"><text:span text:style-name="T4">+ Transcription</text:span></text:p>
          <text:p text:style-name="P3"><text:span text:style-name="T4">+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5" xml:id="id6" draw:id="id6" draw:layer="layout" svg:width="6.032cm" svg:height="4.283cm" svg:x="0.468cm" svg:y="16.817cm">
          <text:p text:style-name="P1"><text:span text:style-name="T2">Administrator</text:span></text:p>
          <text:p text:style-name="P1"><text:span text:style-name="T2"/></text:p>
          <text:p text:style-name="P3"><text:span text:style-name="T4">+ administratorID</text:span></text:p>
          <text:p text:style-name="P3"><text:span text:style-name="T4">+ Username: </text:span></text:p>
          <text:p text:style-name="P3"><text:span text:style-name="T4"># lastLogin</text:span></text:p>
          <text:p text:style-name="P3"><text:span text:style-name="T4"># IPaddress</text:span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5" draw:text-style-name="P6" draw:layer="layout" svg:x1="41.8cm" svg:y1="9.056cm" svg:x2="48.845cm" svg:y2="9.057cm">
          <text:p/>
        </draw:line>
        <draw:line draw:name="Straight Connector 81" draw:style-name="gr5" draw:text-style-name="P6" draw:layer="layout" svg:x1="17.365cm" svg:y1="13.736cm" svg:x2="23.3cm" svg:y2="13.737cm">
          <text:p/>
        </draw:line>
        <draw:line draw:name="Straight Connector 105" draw:style-name="gr5" draw:text-style-name="P6" draw:layer="layout" svg:x1="26.935cm" svg:y1="12.386cm" svg:x2="36.239cm" svg:y2="12.387cm">
          <text:p/>
        </draw:line>
        <draw:line draw:name="Straight Connector 119" draw:style-name="gr5" draw:text-style-name="P6" draw:layer="layout" svg:x1="0.467cm" svg:y1="18.024cm" svg:x2="6.5cm" svg:y2="18.025cm">
          <text:p/>
        </draw:line>
        <draw:custom-shape draw:name="Rectangle 192" draw:style-name="gr6" draw:text-style-name="P2" draw:layer="layout" svg:width="49.577cm" svg:height="26.978cm" svg:x="0.193cm" svg:y="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5" xml:id="id7" draw:id="id7" draw:layer="layout" svg:width="8.2cm" svg:height="4.082cm" svg:x="8.3cm" svg:y="20.5cm">
          <text:p text:style-name="P1"><text:span text:style-name="T2">Upload/Edit Documents</text:span></text:p>
          <text:p text:style-name="P1"><text:span text:style-name="T4"/></text:p>
          <text:p text:style-name="P3"><text:span text:style-name="T4">+ DocumentID</text:span></text:p>
          <text:p text:style-name="P3"><text:span text:style-name="T4">+ Date</text:span></text:p>
          <text:p text:style-name="P3"><text:span text:style-name="T4">+ Page</text:span></text:p>
          <text:p text:style-name="P3"><text:span text:style-name="T4">+ Volu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8.3cm" svg:y1="21.69cm" svg:x2="16.476cm" svg:y2="21.691cm">
          <text:p/>
        </draw:line>
        <draw:custom-shape draw:name="TextBox 23" draw:style-name="gr8" draw:text-style-name="P2" draw:layer="layout" svg:width="1.753cm" svg:height="1.125cm" svg:x="43.285cm" svg:y="5.979cm">
          <text:p text:style-name="P3"><text:span text:style-name="T5">1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8" draw:text-style-name="P2" draw:layer="layout" svg:width="1.753cm" svg:height="1.125cm" svg:x="24.847cm" svg:y="5.876cm">
          <text:p text:style-name="P3"><text:span text:style-name="T5">0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9" draw:text-style-name="P7" draw:layer="layout" svg:width="1.753cm" svg:height="1.125cm" svg:x="20.1cm" svg:y="6.2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0" draw:text-style-name="P7" draw:layer="layout" svg:width="1.753cm" svg:height="1.125cm" svg:x="3.3cm" svg:y="7.2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11" draw:text-style-name="P8" draw:layer="layout" svg:width="1.753cm" svg:height="1.125cm" svg:x="18.147cm" svg:y="11.3cm">
          <text:p text:style-name="P1"><text:span text:style-name="T5">*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2" draw:text-style-name="P7" draw:layer="layout" svg:width="13.285cm" svg:height="1.125cm" svg:x="28.6cm" svg:y="6cm">
          <text:p text:style-name="P1"><text:span text:style-name="T5">{Searching through the documents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3" draw:text-style-name="P7" draw:layer="layout" svg:width="5.8cm" svg:height="1.125cm" svg:x="0.1cm" svg:y="13.276cm">
          <text:p text:style-name="P3"><text:span text:style-name="T5">{Authenticat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5" draw:layer="layout" svg:width="7.833cm" svg:height="2.31cm" svg:x="19.166cm" svg:y="2.69cm">
          <text:p text:style-name="P1"><text:span text:style-name="T2">User Interaction</text:span></text:p>
          <text:p text:style-name="P1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1" draw:style-name="gr5" draw:text-style-name="P6" draw:layer="layout" svg:x1="19.166cm" svg:y1="3.736cm" svg:x2="27cm" svg:y2="3.737cm">
          <text:p/>
        </draw:line>
        <draw:custom-shape draw:name="CustomShape 4" draw:style-name="gr15" draw:text-style-name="P5" xml:id="id4" draw:id="id4" draw:layer="layout" svg:width="7.4cm" svg:height="3.182cm" svg:x="1.8cm" svg:y="8.818cm">
          <text:p text:style-name="P1"><text:span text:style-name="T2">Login</text:span></text:p>
          <text:p text:style-name="P1"><text:span text:style-name="T4"/></text:p>
          <text:p text:style-name="P3"><text:span text:style-name="T4">+ Username</text:span></text:p>
          <text:p text:style-name="P3"><text:span text:style-name="T4">+ Session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1.8cm" svg:y1="10.008cm" svg:x2="9.179cm" svg:y2="10.009cm">
          <text:p/>
        </draw:line>
        <draw:custom-shape draw:name="TextBox 62" draw:style-name="gr16" draw:text-style-name="P8" draw:layer="layout" svg:width="1.753cm" svg:height="1.125cm" svg:x="20.747cm" svg:y="8.5cm">
          <text:p text:style-name="P1"><text:span text:style-name="T5">*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7" draw:text-style-name="P9" draw:layer="layout" svg:x1="31.634cm" svg:y1="11.3cm" svg:x2="23.1cm" svg:y2="6.6cm" draw:start-shape="id1" draw:start-glue-point="0" draw:end-shape="id2" draw:end-glue-point="7" svg:d="M31634 11300v-2367h-8534v-2333" svg:viewBox="0 0 8535 4701">
          <text:p/>
        </draw:connector>
        <draw:connector draw:style-name="gr18" draw:text-style-name="P10" draw:layer="layout" svg:x1="20.332cm" svg:y1="12.69cm" svg:x2="23.1cm" svg:y2="6.6cm" draw:start-shape="id3" draw:start-glue-point="0" draw:end-shape="id2" draw:end-glue-point="7" svg:d="M20332 12690v-3062h2768v-3028" svg:viewBox="0 0 2769 6091">
          <text:p/>
        </draw:connector>
        <draw:custom-shape draw:style-name="gr19" draw:text-style-name="P11" xml:id="id2" draw:id="id2" draw:layer="layout" svg:width="1.8cm" svg:height="1.6cm" svg:x="22.2cm" svg:y="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8" draw:text-style-name="P10" draw:layer="layout" svg:x1="5.5cm" svg:y1="8.818cm" svg:x2="23.1cm" svg:y2="6.6cm" draw:start-shape="id4" draw:start-glue-point="0" draw:end-shape="id2" draw:end-glue-point="7" svg:d="M5500 8818v-1126h17600v-1092" svg:viewBox="0 0 17601 2219">
          <text:p/>
        </draw:connector>
        <draw:connector draw:style-name="gr18" draw:text-style-name="P10" draw:layer="layout" svg:x1="45.306cm" svg:y1="8.02cm" svg:x2="23.1cm" svg:y2="6.6cm" draw:start-shape="id5" draw:start-glue-point="0" draw:end-shape="id2" draw:end-glue-point="7" svg:d="M45306 8020v-727h-22206v-693" svg:viewBox="0 0 22207 1421">
          <text:p/>
        </draw:connector>
        <draw:custom-shape draw:name="TextBox 58" draw:style-name="gr20" draw:text-style-name="P7" draw:layer="layout" svg:width="1.753cm" svg:height="1.125cm" svg:x="23.4cm" svg:y="7.6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1" draw:text-style-name="P7" draw:layer="layout" svg:width="1.753cm" svg:height="1.125cm" svg:x="32cm" svg:y="9.9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2" draw:text-style-name="P7" draw:layer="layout" svg:width="8cm" svg:height="1.125cm" svg:x="25.8cm" svg:y="7.776cm">
          <text:p text:style-name="P3"><text:span text:style-name="T5">{Download document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3" draw:text-style-name="P8" draw:layer="layout" svg:width="6.6cm" svg:height="1.125cm" svg:x="14.1cm" svg:y="10.076cm">
          <text:p text:style-name="P1"><text:span text:style-name="T5">{View Document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0" draw:layer="layout" svg:x1="3.484cm" svg:y1="16.817cm" svg:x2="5.5cm" svg:y2="12cm" draw:start-shape="id6" draw:start-glue-point="0" draw:end-shape="id4" draw:end-glue-point="2" svg:d="M3484 16817v-2409h2016v-2408" svg:viewBox="0 0 2017 4818">
          <text:p/>
        </draw:connector>
        <draw:connector draw:style-name="gr18" draw:text-style-name="P10" draw:layer="layout" svg:x1="12.4cm" svg:y1="20.5cm" svg:x2="6.5cm" svg:y2="18.958cm" draw:start-shape="id7" draw:start-glue-point="0" draw:end-shape="id6" draw:end-glue-point="1" svg:d="M12400 20500v-1542h-5900" svg:viewBox="0 0 5901 1543">
          <text:p/>
        </draw:connector>
        <draw:custom-shape draw:name="TextBox 59" draw:style-name="gr24" draw:text-style-name="P7" draw:layer="layout" svg:width="1.753cm" svg:height="1.125cm" svg:x="3.3cm" svg:y="12.2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5" draw:text-style-name="P7" draw:layer="layout" svg:width="1.753cm" svg:height="1.125cm" svg:x="1.5cm" svg:y="15.5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6" draw:text-style-name="P7" draw:layer="layout" svg:width="1.753cm" svg:height="1.125cm" svg:x="6.7cm" svg:y="17.7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7" draw:text-style-name="P7" draw:layer="layout" svg:width="1.753cm" svg:height="1.125cm" svg:x="10.2cm" svg:y="19.2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5" xml:id="id8" draw:id="id8" draw:layer="layout" svg:width="7.1cm" svg:height="3.882cm" svg:x="20.5cm" svg:y="19.7cm">
          <text:p text:style-name="P1"><text:span text:style-name="T2">Compose handler</text:span></text:p>
          <text:p text:style-name="P1"><text:span text:style-name="T4"/></text:p>
          <text:p text:style-name="P3"><text:span text:style-name="T4">+ documentID</text:span></text:p>
          <text:p text:style-name="P3"><text:span text:style-name="T4">+ Transcription</text:span></text:p>
          <text:p text:style-name="P3"><text:span text:style-name="T4">+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20.6cm" svg:y1="20.89cm" svg:x2="27.679cm" svg:y2="20.891cm">
          <text:p/>
        </draw:line>
        <draw:connector draw:style-name="gr18" draw:text-style-name="P10" draw:layer="layout" svg:x1="24.05cm" svg:y1="19.7cm" svg:x2="20.332cm" svg:y2="17.4cm" draw:start-shape="id8" draw:start-glue-point="0" draw:end-shape="id3" draw:end-glue-point="2" svg:d="M24050 19700v-1150h-3718v-1150" svg:viewBox="0 0 3719 2301">
          <text:p/>
        </draw:connector>
        <draw:custom-shape draw:name="CustomShape 4" draw:style-name="gr29" draw:text-style-name="P5" xml:id="id10" draw:id="id10" draw:layer="layout" svg:width="5.9cm" svg:height="2.5cm" svg:x="43cm" svg:y="26.3cm">
          <text:p text:style-name="P1"><text:span text:style-name="T2">Elasticsearch</text:span></text:p>
          <text:p text:style-name="P1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43cm" svg:y1="27.49cm" svg:x2="48.883cm" svg:y2="27.491cm">
          <text:p/>
        </draw:line>
        <draw:custom-shape draw:name="CustomShape 4" draw:style-name="gr30" draw:text-style-name="P5" draw:layer="layout" svg:width="7.1cm" svg:height="2.5cm" svg:x="24.9cm" svg:y="26.2cm">
          <text:p text:style-name="P1"><text:span text:style-name="T2">File Storage</text:span></text:p>
          <text:p text:style-name="P1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xml:id="id9" draw:id="id9" draw:layer="layout" svg:x1="24.9cm" svg:y1="27.39cm" svg:x2="31.979cm" svg:y2="27.391cm">
          <text:p/>
        </draw:line>
        <draw:line draw:style-name="gr31" draw:text-style-name="P10" draw:layer="layout" svg:x1="39.7cm" svg:y1="27.4cm" svg:x2="42.9cm" svg:y2="27.4cm">
          <text:p/>
        </draw:line>
        <draw:custom-shape draw:name="CustomShape 4" draw:style-name="gr32" draw:text-style-name="P5" draw:layer="layout" svg:width="4.3cm" svg:height="2.768cm" svg:x="35.4cm" svg:y="25.8cm">
          <text:p text:style-name="P1"><text:span text:style-name="T2">XML To JSON</text:span></text:p>
          <text:p text:style-name="P1"><text:span text:style-name="T4"/></text:p>
          <text:p text:style-name="P3"><text:span text:style-name="T4">+ document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35.4cm" svg:y1="26.858cm" svg:x2="39.7cm" svg:y2="26.858cm">
          <text:p/>
        </draw:line>
        <draw:line draw:style-name="gr31" draw:text-style-name="P10" draw:layer="layout" svg:x1="32cm" svg:y1="27.391cm" svg:x2="35.4cm" svg:y2="27.4cm">
          <text:p/>
        </draw:line>
        <draw:custom-shape draw:name="TextBox 58" draw:style-name="gr33" draw:text-style-name="P7" draw:layer="layout" svg:width="1.753cm" svg:height="1.125cm" svg:x="24.4cm" svg:y="18.4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4" draw:text-style-name="P7" draw:layer="layout" svg:width="1.753cm" svg:height="1.125cm" svg:x="18.4cm" svg:y="17.5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5" xml:id="id12" draw:id="id12" draw:layer="layout" svg:width="4.9cm" svg:height="2.2cm" svg:x="38.5cm" svg:y="15.9cm">
          <text:p text:style-name="P1"><text:span text:style-name="T2">Clarin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5" draw:text-style-name="P6" draw:layer="layout" svg:x1="38.5cm" svg:y1="16.958cm" svg:x2="43.386cm" svg:y2="16.959cm">
          <text:p/>
        </draw:line>
        <draw:custom-shape draw:name="TextBox 58" draw:style-name="gr36" draw:text-style-name="P7" draw:layer="layout" svg:width="1.753cm" svg:height="1.125cm" svg:x="32.647cm" svg:y="25.976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7" draw:text-style-name="P7" draw:layer="layout" svg:width="1.753cm" svg:height="1.125cm" svg:x="40.447cm" svg:y="25.976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8" draw:text-style-name="P12" draw:layer="layout" draw:line-skew="1.404cm" svg:x1="24.9cm" svg:y1="27.39cm" svg:x2="12.4cm" svg:y2="24.582cm" draw:start-shape="id9" draw:start-glue-point="3" draw:end-shape="id7" draw:end-glue-point="2" svg:d="M24900 27390h-12500v-2808" svg:viewBox="0 0 12501 2809">
          <text:p/>
        </draw:connector>
        <draw:custom-shape draw:name="TextBox 58" draw:style-name="gr39" draw:text-style-name="P7" draw:layer="layout" svg:width="1.753cm" svg:height="1.125cm" svg:x="22.447cm" svg:y="27.676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0" draw:text-style-name="P7" draw:layer="layout" svg:width="1.753cm" svg:height="1.125cm" svg:x="10.047cm" svg:y="25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8" draw:text-style-name="P12" draw:layer="layout" svg:x1="45.95cm" svg:y1="26.3cm" svg:x2="45.306cm" svg:y2="13cm" draw:start-shape="id10" draw:start-glue-point="0" draw:end-shape="id5" svg:d="M45950 26300v-6650h-644v-6650" svg:viewBox="0 0 645 13301">
          <text:p/>
        </draw:connector>
        <draw:custom-shape draw:name="TextBox 58" draw:style-name="gr41" draw:text-style-name="P7" draw:layer="layout" svg:width="1.753cm" svg:height="1.125cm" svg:x="46.247cm" svg:y="24.8cm">
          <text:p text:style-name="P3"><text:span text:style-name="T5">0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2" draw:text-style-name="P7" draw:layer="layout" svg:width="1.753cm" svg:height="1.127cm" svg:x="45.847cm" svg:y="13.276cm">
          <text:p text:style-name="P3"><text:span text:style-name="T5">1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8" draw:text-style-name="P12" draw:layer="layout" draw:line-skew="-0.76cm" svg:x1="28.481cm" svg:y1="26.201cm" svg:x2="24.05cm" svg:y2="23.582cm" draw:end-shape="id8" draw:end-glue-point="2" svg:d="M28481 26201v-1801h-4431v-818" svg:viewBox="0 0 4432 2620">
          <text:p/>
        </draw:connector>
        <draw:connector draw:style-name="gr38" draw:text-style-name="P12" xml:id="id11" draw:id="id11" draw:layer="layout" draw:line-skew="0.437cm" svg:x1="28.481cm" svg:y1="26.201cm" svg:x2="31.634cm" svg:y2="15.589cm" draw:end-shape="id1" draw:end-glue-point="2" svg:d="M28481 26201v-4601h3153v-6011" svg:viewBox="0 0 3154 10613">
          <text:p/>
        </draw:connector>
        <draw:connector draw:style-name="gr38" draw:text-style-name="P12" draw:layer="layout" draw:line-skew="-2.101cm" svg:x1="28.481cm" svg:y1="26.201cm" svg:x2="40.95cm" svg:y2="18.1cm" draw:start-shape="id11" draw:start-glue-point="2" draw:end-shape="id12" draw:end-glue-point="2" svg:d="M28481 26201v-1601h12469v-6500" svg:viewBox="0 0 12470 8102">
          <text:p/>
        </draw:connector>
        <draw:custom-shape draw:name="TextBox 28" draw:style-name="gr43" draw:text-style-name="P8" draw:layer="layout" svg:width="5.7cm" svg:height="2.001cm" svg:x="8cm" svg:y="16.99cm">
          <text:p text:style-name="P1"><text:span text:style-name="T5">{Add/Modify</text:span></text:p>
          <text:p text:style-name="P1"><text:span text:style-name="T5">Document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4" draw:text-style-name="P8" draw:layer="layout" svg:width="6cm" svg:height="2.877cm" svg:x="44.6cm" svg:y="15.399cm">
          <text:p text:style-name="P1"><text:span text:style-name="T5">{List of </text:span></text:p>
          <text:p text:style-name="P1"><text:span text:style-name="T5">matched</text:span></text:p>
          <text:p text:style-name="P1"><text:span text:style-name="T5"><text:s/></text:span><text:span text:style-name="T5">Documents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5" draw:text-style-name="P8" draw:layer="layout" svg:width="4.4cm" svg:height="2.001cm" svg:x="36.8cm" svg:y="19.799cm">
          <text:p text:style-name="P1"><text:span text:style-name="T5">{Retrieve</text:span></text:p>
          <text:p text:style-name="P1"><text:span text:style-name="T5"><text:s/></text:span><text:span text:style-name="T5">XML docs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6" draw:text-style-name="P7" draw:layer="layout" svg:width="1.753cm" svg:height="1.125cm" svg:x="38.947cm" svg:y="18.376cm">
          <text:p text:style-name="P3"><text:span text:style-name="T5">1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7" draw:text-style-name="P7" draw:layer="layout" svg:width="1.753cm" svg:height="1.127cm" svg:x="28.847cm" svg:y="24.9cm">
          <text:p text:style-name="P3"><text:span text:style-name="T5">1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8" draw:text-style-name="P8" draw:layer="layout" svg:width="8.2cm" svg:height="2.003cm" svg:x="17.6cm" svg:y="24.597cm">
          <text:p text:style-name="P1"><text:span text:style-name="T5">{Match transcription</text:span></text:p>
          <text:p text:style-name="P1"><text:span text:style-name="T5">to image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9" draw:text-style-name="P7" draw:layer="layout" svg:width="1.753cm" svg:height="1.125cm" svg:x="21.8cm" svg:y="23.7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0" draw:text-style-name="P7" draw:layer="layout" svg:width="1.753cm" svg:height="1.125cm" svg:x="26.1cm" svg:y="24.8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1" draw:text-style-name="P7" draw:layer="layout" svg:width="1.753cm" svg:height="1.127cm" svg:x="28.747cm" svg:y="22.7cm">
          <text:p text:style-name="P3"><text:span text:style-name="T5">1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2" draw:text-style-name="P7" draw:layer="layout" svg:width="1.753cm" svg:height="1.127cm" svg:x="29.647cm" svg:y="16.1cm">
          <text:p text:style-name="P3"><text:span text:style-name="T5">1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3" draw:text-style-name="P8" draw:layer="layout" svg:width="4.4cm" svg:height="3.753cm" svg:x="31.2cm" svg:y="15.799cm">
          <text:p text:style-name="P1"><text:span text:style-name="T5">{Retrieve</text:span></text:p>
          <text:p text:style-name="P1"><text:span text:style-name="T5"><text:s/></text:span><text:span text:style-name="T5">XML and Image</text:span></text:p>
          <text:p text:style-name="P1"><text:span text:style-name="T5">files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4" draw:text-style-name="P8" draw:layer="layout" svg:width="9.6cm" svg:height="1.127cm" svg:x="12.4cm" svg:y="27.6cm">
          <text:p text:style-name="P1"><text:span text:style-name="T5">{Upload document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5" draw:text-style-name="P8" draw:layer="layout" svg:width="4.5cm" svg:height="1.127cm" svg:x="31.4cm" svg:y="27.541cm">
          <text:p text:style-name="P1"><text:span text:style-name="T5">{Convert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6" draw:text-style-name="P8" draw:layer="layout" svg:width="3.5cm" svg:height="1.127cm" svg:x="39.6cm" svg:y="27.541cm">
          <text:p text:style-name="P1"><text:span text:style-name="T5">{Upload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7" draw:layer="layout" svg:width="16.703cm" svg:height="10.022cm" svg:x="2.148cm" svg:y="3.713cm" draw:page-number="1" presentation:class="page"/>
          <draw:frame draw:name="Notes Placeholder 2" presentation:style-name="pr1" draw:text-style-name="P13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9.101cm" svg:height="1.489cm" svg:x="11.893cm" svg:y="28.209cm" presentation:class="page-number" presentation:user-transformed="true">
            <draw:text-box>
              <text:p text:style-name="P14"><text:span text:style-name="T6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32</meta:editing-cycles>
    <meta:creation-date>2016-10-16T09:13:18</meta:creation-date>
    <dc:date>2016-10-30T10:35:59.996711154</dc:date>
    <dc:language>en-GB</dc:language>
    <meta:editing-duration>PT2H10M26S</meta:editing-duration>
    <meta:generator>LibreOffice/5.2.2.2.0$Linux_X86_64 LibreOffice_project/20m0$Build-2</meta:generator>
    <meta:document-statistic meta:object-count="10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